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ptos" svg:font-family="Aptos, sans-serif"/>
    <style:font-face style:name="Helvetica" svg:font-family="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Text_20_body">
      <style:paragraph-properties fo:margin-left="0.7874in" fo:margin-right="0.7874in" fo:margin-top="0in" fo:margin-bottom="0.25in" style:contextual-spacing="false" style:line-height-at-least="0.1634in" fo:orphans="2" fo:widows="2" fo:text-indent="0in" style:auto-text-indent="false"/>
      <style:text-properties fo:font-variant="normal" fo:text-transform="none" fo:color="#222222" loext:opacity="100%" style:font-name="Helvetica" fo:font-size="11pt" fo:letter-spacing="normal" fo:font-style="normal" fo:font-weight="normal" officeooo:rsid="00166179" officeooo:paragraph-rsid="00166179"/>
    </style:style>
    <style:style style:name="P2" style:family="paragraph" style:parent-style-name="Text_20_body">
      <style:paragraph-properties fo:margin-left="0.7874in" fo:margin-right="0.7874in" fo:margin-top="0in" fo:margin-bottom="0.25in" style:contextual-spacing="false" style:line-height-at-least="0.1634in" fo:orphans="2" fo:widows="2" fo:text-indent="0in" style:auto-text-indent="false"/>
      <style:text-properties fo:font-variant="normal" fo:text-transform="none" fo:color="#222222" loext:opacity="100%" style:font-name="Helvetica" fo:font-size="11pt" fo:letter-spacing="normal" fo:font-style="normal" fo:font-weight="normal"/>
    </style:style>
    <style:style style:name="P3" style:family="paragraph" style:parent-style-name="Text_20_body">
      <style:paragraph-properties fo:margin-left="0.7874in" fo:margin-right="0.7874in" fo:margin-top="0in" fo:margin-bottom="0.0835in" style:contextual-spacing="false" style:line-height-at-least="0.1634in" fo:orphans="2" fo:widows="2" fo:text-indent="0in" style:auto-text-indent="false"/>
      <style:text-properties fo:font-variant="normal" fo:text-transform="none" fo:color="#222222" loext:opacity="100%" style:font-name="Helvetica" fo:font-size="11pt" fo:letter-spacing="normal" fo:font-style="normal" fo:font-weight="normal"/>
    </style:style>
    <style:style style:name="P4" style:family="paragraph" style:parent-style-name="Text_20_body">
      <style:paragraph-properties fo:margin-left="0.7874in" fo:margin-right="0.7874in" fo:margin-top="0in" fo:margin-bottom="0.0835in" style:contextual-spacing="false" style:line-height-at-least="0.1634in" fo:orphans="2" fo:widows="2" fo:text-indent="0in" style:auto-text-indent="false"/>
      <style:text-properties fo:font-variant="normal" fo:text-transform="none" fo:color="#222222" loext:opacity="100%" style:font-name="Aptos" fo:font-size="11pt" fo:letter-spacing="normal" fo:font-style="normal" fo:font-weight="normal"/>
    </style:style>
    <style:style style:name="P5" style:family="paragraph" style:parent-style-name="Quotations">
      <style:paragraph-properties fo:margin-left="1.2874in" fo:margin-right="0.7874in" fo:margin-top="0in" fo:margin-bottom="0.0835in" style:contextual-spacing="false" style:line-height-at-least="0.0984in" fo:orphans="2" fo:widows="2" fo:text-indent="0in" style:auto-text-indent="false"/>
      <style:text-properties fo:font-variant="normal" fo:text-transform="none" fo:color="#222222" loext:opacity="100%" style:font-name="Aptos" fo:font-size="11pt" fo:letter-spacing="normal" fo:font-style="normal" fo:font-weight="normal"/>
    </style:style>
    <style:style style:name="P6" style:family="paragraph" style:parent-style-name="Text_20_body">
      <style:paragraph-properties fo:margin-left="0.7874in" fo:margin-right="0.7874in" fo:margin-top="0in" fo:margin-bottom="0.25in" style:contextual-spacing="false" style:line-height-at-least="0.1634in" fo:orphans="2" fo:widows="2" fo:text-indent="0in" style:auto-text-indent="false"/>
      <style:text-properties fo:font-variant="normal" fo:text-transform="none" fo:color="#222222" loext:opacity="100%" style:font-name="Helvetica" fo:font-size="11pt" fo:letter-spacing="normal" fo:font-style="normal" fo:font-weight="bold"/>
    </style:style>
    <style:style style:name="T1" style:family="text">
      <style:text-properties fo:color="#ee0000" loext:opacity="100%"/>
    </style:style>
    <style:style style:name="T2" style:family="text">
      <style:text-properties style:font-name="Helvetica"/>
    </style:style>
    <style:style style:name="T3" style:family="text">
      <style:text-properties fo:color="#ff2600" loext:opacity="100%" style:font-name="Helvetic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rt, Datum </text:p>
      <text:p text:style-name="P2"/>
      <text:p text:style-name="P2">Sehr geehrte Frau <text:span text:style-name="T1">xxx </text:span>oder sehr geehrter Herr <text:span text:style-name="T1">xxx</text:span>, </text:p>
      <text:p text:style-name="P3">mit diesem Schreiben wollen wir Sie auf die wichtige Petition Nr. 165963 zur Schaffung von mehr Wohngruppenplätzen für erwachsene Menschen mit Behinderungen aufmerksam machen, die vom Petitionsausschuss zur Erwägung an das Bundesministerium für Arbeit und Soziales überwiesen wurde. </text:p>
      <text:p text:style-name="P3">Die Versorgungslücke bei besonderen Wohnformen für Menschen mit schwersten Behinderungen führt zu nicht hinnehmbaren sozialen Härten für die Betroffenen. Eine politische Intervention ist daher dringend erforderlich. </text:p>
      <text:p text:style-name="P3">Die Bundesregierung sollte unverzüglich anordnen, die Situation zu klären und Abhilfe in Zusammenarbeit mit den Ländern, Bezirken und Einrichtungsträgern zu schaffen. </text:p>
      <text:p text:style-name="P4"><text:span text:style-name="T2">Als </text:span><text:span text:style-name="T3">Abgeordneter oder Abgeordnete</text:span> <text:span text:style-name="T2">des Deutschen Bundestags sind Sie in einer bedeutenden Position, die Rechte und Interessen von Menschen mit Behinderungen zu wahren und zu schützen. </text:span></text:p>
      <text:p text:style-name="P3">Ihre politischen Entscheidungen wirken sich unmittelbar auf das tägliche Leben unserer von Behinderung betroffenen Kinder aus. Ihre aktive Unterstützung ist daher für uns und unsere Kinder von unschätzbarem Wert!</text:p>
      <text:p text:style-name="P4"><text:span text:style-name="T2">Wir bitten Sie daher: Helfen Sie uns! Bringen Sie das Thema in den zuständigen Ausschüssen (Soziales, Pflege) ein. Drängen Sie die Bundesregierung zum Handeln. Die Regierung muss die Verantwortung für die Versorgungssicherheit übernehmen.</text:span> </text:p>
      <text:p text:style-name="P3">Es geht uns um den Personenkreis von erwachsenen Menschen mit schwersten körperlichen oder seelischen Behinderungen verbunden mit intellektuellen Einschränkungen:</text:p>
      <text:p text:style-name="P5"><text:span text:style-name="T2">·</text:span>       <text:span text:style-name="T2">Schwerste Beeinträchtigungen, häufig mit besonderen Anforderungen an die pflegerische, therapeutische </text:span></text:p>
      <text:p text:style-name="P5"><text:span text:style-name="T2">·</text:span>       <text:span text:style-name="T2">Teilweise Krisen und Anfälle, manchmal herausforderndes Verhalten oder Gefahr der Selbstverletzung</text:span></text:p>
      <text:p text:style-name="P5"><text:span text:style-name="T2">·</text:span>       <text:span text:style-name="T2">Nicht verkehrssicher, hilflos, teils nicht mobil, teils non-verbal</text:span></text:p>
      <text:p text:style-name="P5"><text:span text:style-name="T2">·</text:span>       <text:span text:style-name="T2">24-Stunden- und individuelle Betreuung erforderlich, hoher Betreuungsschlüssel</text:span></text:p>
      <text:p text:style-name="P5"><text:span text:style-name="T2">·</text:span>       <text:span text:style-name="T2">Schutzräume in und außerhalb der Einrichtung benötigt: Reizarmut, kleine Gruppen, individuelle Betreuung, kompetenzgemäße Beschäftigung, verlässliche Tagesstruktur, volle Konzentration auf den einzelnen Menschen, verkehrssichere Umgebung</text:span></text:p>
      <text:p text:style-name="P3">Viele Menschen aus dieser Gruppe profitieren ganz besonders von der besonderen bzw. gemeinschaftlichen Wohnform, weil diese ihnen die Spezialisierung der Einrichtung und des Personals ebenso bietet wie eine <text:soft-page-break/>intensive, durchgehende und individuelle Betreuung sowie notwendige Schutzräume.</text:p>
      <text:p text:style-name="P3">Zurzeit existiert bezüglich der Wohnheimplätze in besonderer bzw. gemeinschaftlicher Wohnform für erwachsene Menschen mit schwersten Behinderungen, insbesondere nach Beendigung der Schulpflicht, eine eklatante Versorgungslücke:</text:p>
      <text:p text:style-name="P5"><text:span text:style-name="T2">·</text:span>       <text:span text:style-name="T2">Es gibt nicht genügend Wohngruppenplätze. Die Wartelisten der Einrichtungen für besonderes Wohnen sind lang. Manche Einrichtungen haben ihre Wartelisten sogar geschlossen.</text:span></text:p>
      <text:p text:style-name="P5"><text:span text:style-name="T2">·</text:span>       <text:span text:style-name="T2">Selbst wenn man auf eine Warteliste genommen wird, gibt es kaum Aussicht auf Plätze in planbarer Zukunft, weil die Fluktuation in den Einrichtungen sehr niedrig ist.</text:span></text:p>
      <text:p text:style-name="P5"><text:span text:style-name="T2">·</text:span>       <text:span text:style-name="T2">Junge Menschen mit schwersten, komplexen Behinderungen werden deshalb häufig, sobald ihre Schulpflicht endet und sie deshalb die Jugendeinrichtung verlassen müssen, zwangsweise nach Hause zu ihren Eltern geschickt. </text:span></text:p>
      <text:p text:style-name="P5"><text:span text:style-name="T2">·</text:span>       <text:span text:style-name="T2">Gerade die schwierigsten Fälle, schwer mehrfach-behinderte oder schwer autistische Erwachsene mit intellektuellen Einschränkungen, die 24-Stunden-Betreuung erfordern, haben besonders große Schwierigkeiten, Plätze zu bekommen, weil sie einen sehr hohen Betreuungsaufwand und speziell hierauf eingestellte Einrichtungen und Fachkräfte benötigen.</text:span></text:p>
      <text:p text:style-name="P4"><text:span text:style-name="T2">Dass sich unser Gemeinwesen -</text:span> <text:span text:style-name="T2">wir sind laut Grundgesetz ein Sozialstaat -</text:span> <text:span text:style-name="T2">ausgerechnet um einige der schwersten Fälle der Behinderung nicht kümmert, sondern die betroffenen Menschen zwangsweise zu den Eltern schickt, darf aus unserer Sicht nicht akzeptiert werden.</text:span></text:p>
      <text:p text:style-name="P3">Für die Betroffenen ergeben sich extreme soziale Härten: </text:p>
      <text:p text:style-name="P5"><text:span text:style-name="T2">·</text:span>       <text:span text:style-name="T2">Die dadurch erzwungene häusliche Pflege von erwachsenen Menschen mit schwerer, komplexer Behinderung durch die Eltern ist mit extremen Härten verbunden:</text:span></text:p>
      <text:p text:style-name="P5"><text:span text:style-name="T2">·</text:span>       <text:span text:style-name="T2">Die erwachsenen Menschen mit Behinderungen sind im Falle der häuslichen Betreuung vom Kontakt mit anderen Menschen weitgehend ausgeschlossen. </text:span></text:p>
      <text:p text:style-name="P5"><text:span text:style-name="T2">·</text:span>       <text:span text:style-name="T2">Fortschritte auf Grund von Förderung, die während der Schulzeit geleistet wurde, gehen zu Hause verloren; zum Teil bilden sie sich erlernte Fähigkeiten sogar zurück.</text:span></text:p>
      <text:p text:style-name="P5"><text:span text:style-name="T2">·</text:span>       <text:span text:style-name="T2">Auch die pflegenden Eltern können praktisch kein Sozialleben mehr führen, weil mindestens ein Elternteil immer zu Hause sein muss.</text:span></text:p>
      <text:p text:style-name="P5"><text:span text:style-name="T2">·</text:span>       <text:span text:style-name="T2">Manche pflegenden Eltern können nicht mehr voll oder sogar gar nicht berufstätig sein. In einzelnen Fällen trifft das sogar beide Elternteile.</text:span></text:p>
      <text:p text:style-name="P5"><text:span text:style-name="T2">·</text:span>       <text:span text:style-name="T2">Eltern sind oft komplett überfordert. Erwachsene mit Behinderung werden im Erwachsenenalter schwerer, größer und stärker, manche sind aggressiv, gefährden sich selbst, viele sind häufig krank. Die Überforderung trifft Eltern physisch und psychisch.</text:span></text:p>
      <text:p text:style-name="P5"><text:soft-page-break/><text:span text:style-name="T2">·</text:span>       <text:span text:style-name="T2">Es gibt keinen Notfallplan, falls die Eltern ausfallen. Für alte Menschen gibt es Kurzzeitwohnen und ambulante Pflegedienste. Für Kinder gibt es Babysitter. Für diejenigen Erwachsenen mit Behinderungen, von denen wir hier berichten, gibt es praktisch keine vergleichbare Hilfe. </text:span></text:p>
      <text:p text:style-name="P5"><text:span text:style-name="T2">·</text:span>       <text:span text:style-name="T2">Eltern werden irgendwann selbst zu alt und pflegebedürftig, um die Pflege zu leisten.</text:span></text:p>
      <text:p text:style-name="P3">Uns ist klar, dass ein gesetzliches Anrecht auf einen Wohnplatz unmittelbar noch keinen Wohnplatz schafft. Die Betonung des Rechts kann aber politische Prozesse in Gang setzen oder beschleunigen, die den Aufbau ausreichender Kapazitäten bewirken.</text:p>
      <text:p text:style-name="P3">Zu Ihrer Information finden Sie anbei unsere Petition sowie den zugehörigen Beschluss des Petitionsausschusses.</text:p>
      <text:p text:style-name="P3">Wir bedanken uns schon jetzt sehr herzlich und stehen für ein Gespräch jederzeit gerne zur Verfügung.</text:p>
      <text:p text:style-name="P2"/>
      <text:p text:style-name="P2">Mit freundlichen Grüßen</text:p>
      <text:p text:style-name="P6"/>
      <text:p text:style-name="P6">Anlage</text:p>
      <text:p text:style-name="Text_20_body"><text:lin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ptos" svg:font-family="Aptos, sans-serif"/>
    <style:font-face style:name="Helvetica" svg:font-family="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3-12T08:40:54.808008411</meta:creation-date>
    <dc:date>2026-03-12T08:42:57.801886680</dc:date>
    <meta:editing-duration>PT2M3S</meta:editing-duration>
    <meta:editing-cycles>1</meta:editing-cycles>
    <meta:document-statistic meta:table-count="0" meta:image-count="0" meta:object-count="0" meta:page-count="3" meta:paragraph-count="36" meta:word-count="750" meta:character-count="5800" meta:non-whitespace-character-count="4970"/>
    <meta:generator>LibreOffice/26.2.1.2$Linux_X86_64 LibreOffice_project/4498df292cc7b696862cd17d793f3e8fd1382c8a</meta:generator>
  </office:meta>
</office:document-meta>
</file>